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officeooo:rsid="00042328" officeooo:paragraph-rsid="00042328" style:font-size-asian="16pt" style:font-size-complex="16pt"/>
    </style:style>
    <style:style style:name="P2" style:family="paragraph" style:parent-style-name="Standard">
      <style:text-properties fo:font-size="16pt" officeooo:rsid="00047c4e" officeooo:paragraph-rsid="00047c4e" style:font-size-asian="16pt" style:font-size-complex="16pt"/>
    </style:style>
    <style:style style:name="P3" style:family="paragraph" style:parent-style-name="Standard" style:list-style-name="L1">
      <style:text-properties fo:font-size="16pt" officeooo:rsid="00042328" officeooo:paragraph-rsid="00042328" style:font-size-asian="16pt" style:font-size-complex="16pt"/>
    </style:style>
    <style:style style:name="P4" style:family="paragraph" style:parent-style-name="Standard" style:list-style-name="L2">
      <style:text-properties fo:font-size="16pt" officeooo:rsid="00042328" officeooo:paragraph-rsid="00042328" style:font-size-asian="16pt" style:font-size-complex="16pt"/>
    </style:style>
    <style:style style:name="P5" style:family="paragraph" style:parent-style-name="Standard">
      <style:text-properties fo:font-size="16pt" officeooo:rsid="00042328" officeooo:paragraph-rsid="00042328" style:font-size-asian="16pt" style:font-size-complex="16pt"/>
    </style:style>
    <style:style style:name="P6" style:family="paragraph" style:parent-style-name="Standard">
      <style:text-properties fo:font-size="16pt" officeooo:rsid="00047c4e" officeooo:paragraph-rsid="000571ec" style:font-size-asian="16pt" style:font-size-complex="16pt"/>
    </style:style>
    <style:style style:name="P7" style:family="paragraph" style:parent-style-name="Standard">
      <style:text-properties fo:font-size="16pt" officeooo:rsid="00047c4e" officeooo:paragraph-rsid="00047c4e" style:font-size-asian="16pt" style:font-size-complex="16pt"/>
    </style:style>
    <style:style style:name="P8" style:family="paragraph" style:parent-style-name="Standard">
      <style:text-properties fo:font-size="16pt" officeooo:rsid="000571ec" officeooo:paragraph-rsid="000571ec" style:font-size-asian="16pt" style:font-size-complex="16pt"/>
    </style:style>
    <style:style style:name="T1" style:family="text">
      <style:text-properties fo:font-size="22pt" officeooo:rsid="00042328" style:font-size-asian="22pt" style:font-size-complex="22pt"/>
    </style:style>
    <style:style style:name="T2" style:family="text">
      <style:text-properties officeooo:rsid="000571e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pósito: CVuilder es una aplicación web que ayuda a las personas que se encuentran en búsqueda laboral activa a crear sus curriculums vitae y tener un mayor impacto…</text:p>
      <text:p text:style-name="P1"/>
      <text:p text:style-name="P1">Funcionalidades:</text:p>
      <text:list text:style-name="L1">
        <text:list-item>
          <text:p text:style-name="P3">Iniciar Sesión </text:p>
        </text:list-item>
        <text:list-item>
          <text:p text:style-name="P3">Vista general</text:p>
        </text:list-item>
        <text:list-item>
          <text:p text:style-name="P3">ABM datos del usuario </text:p>
        </text:list-item>
        <text:list-item>
          <text:p text:style-name="P3">Componer curriculums </text:p>
        </text:list-item>
        <text:list-item>
          <text:p text:style-name="P3">Exportar curriculums</text:p>
        </text:list-item>
      </text:list>
      <text:p text:style-name="P1"/>
      <text:p text:style-name="P1">Requerimientos funcionales</text:p>
      <text:list text:style-name="L2">
        <text:list-item>
          <text:p text:style-name="P4">inicio sesión con Google</text:p>
        </text:list-item>
        <text:list-item>
          <text:p text:style-name="P4">inicio sesión con Github</text:p>
        </text:list-item>
        <text:list-item>
          <text:p text:style-name="P4">cookies de sesión </text:p>
        </text:list-item>
        <text:list-item>
          <text:p text:style-name="P4">cerrar sesión </text:p>
        </text:list-item>
        <text:list-item>
          <text:p text:style-name="P4">mostrar vista general <text:span text:style-name="T1"/></text:p>
        </text:list-item>
        <text:list-item>
          <text:p text:style-name="P4">ABM datos personales de usuario</text:p>
        </text:list-item>
        <text:list-item>
          <text:p text:style-name="P4">ABM acerca del usuario</text:p>
        </text:list-item>
        <text:list-item>
          <text:p text:style-name="P4">ABM habilidades blandas</text:p>
        </text:list-item>
        <text:list-item>
          <text:p text:style-name="P4">ABM habilidades técnicas </text:p>
        </text:list-item>
        <text:list-item>
          <text:p text:style-name="P4">ABM habilidades futuras</text:p>
        </text:list-item>
        <text:list-item>
          <text:p text:style-name="P4">ABM Logros</text:p>
        </text:list-item>
        <text:list-item>
          <text:p text:style-name="P4">ABM Metas</text:p>
        </text:list-item>
        <text:list-item>
          <text:p text:style-name="P4">ABM Estudios</text:p>
        </text:list-item>
        <text:list-item>
          <text:p text:style-name="P4">ABM lenguajes</text:p>
        </text:list-item>
        <text:list-item>
          <text:p text:style-name="P4">ABM Proyectos</text:p>
        </text:list-item>
        <text:list-item>
          <text:p text:style-name="P4">ABM Experiencias laborales</text:p>
        </text:list-item>
        <text:list-item>
          <text:p text:style-name="P4">ABM composición de curriculum</text:p>
        </text:list-item>
      </text:list>
      <text:p text:style-name="P1"/>
      <text:p text:style-name="P1">inicio sesión con Google</text:p>
      <text:p text:style-name="P1">Descripción: El usuario ingresa al sistema usando su cuenta de google.</text:p>
      <text:p text:style-name="P1">Prioridad: Alta</text:p>
      <text:p text:style-name="P1">Como usuario no logueado en el sistema</text:p>
      <text:p text:style-name="P1">quiero loguearme en el sistema usando la cuenta de Google.</text:p>
      <text:p text:style-name="P1">Entonces ingreso al sistema </text:p>
      <text:p text:style-name="P1">Y hago click en el boton “iniciar con Google” </text:p>
      <text:p text:style-name="P1">Y me logueo en el sistema</text:p>
      <text:p text:style-name="P1">E ingreso a la Vista general</text:p>
      <text:p text:style-name="P1"><text:soft-page-break/></text:p>
      <text:p text:style-name="P1">inicio sesión con Github</text:p>
      <text:p text:style-name="P1">Descripción: El usuario ingresa al sistema usando su cuenta de Github.</text:p>
      <text:p text:style-name="P1">Prioridad: Alta</text:p>
      <text:p text:style-name="P1">Como usuario no logueado en el sistema</text:p>
      <text:p text:style-name="P1">quiero loguearme en el sistema usando la cuenta de Github.</text:p>
      <text:p text:style-name="P1">Entonces ingreso al sistema </text:p>
      <text:p text:style-name="P1">Y hago click en el boton “iniciar con Github” </text:p>
      <text:p text:style-name="P1">Y me logueo en el sistema</text:p>
      <text:p text:style-name="P1">E ingreso a la Vista general</text:p>
      <text:p text:style-name="P1"/>
      <text:p text:style-name="P1">cookies de sesión </text:p>
      <text:p text:style-name="P1">Descripción: Extiende las funcionalidades de login para mantener las sesión abierta del usuario.</text:p>
      <text:p text:style-name="P1">Prioridad: media.</text:p>
      <text:p text:style-name="P1">Como usuario va a que iniciar sesión</text:p>
      <text:p text:style-name="P1">Quiero que la sesión se mantenga abierta</text:p>
      <text:p text:style-name="P1">Entonces marco la casilla “mantener sesión” antes de presionar el botón de login</text:p>
      <text:p text:style-name="P1">Y mantiene la sesión abierta</text:p>
      <text:p text:style-name="P1"/>
      <text:p text:style-name="P1">cerrar sesión </text:p>
      <text:p text:style-name="P1">Descripción: permite cerrar la sesión </text:p>
      <text:p text:style-name="P1">Prioridad: Alta</text:p>
      <text:p text:style-name="P1">Como usuario logueado</text:p>
      <text:p text:style-name="P1">Quiero cerrar la sesión </text:p>
      <text:p text:style-name="P1">Entonces presiono el botón “cerrar sesión”</text:p>
      <text:p text:style-name="P1">Y se cierra la sesión </text:p>
      <text:p text:style-name="P1">Y vuelve a la pantalla de login</text:p>
      <text:p text:style-name="P1"/>
      <text:p text:style-name="P1">mostrar vista general </text:p>
      <text:p text:style-name="P1">Descripción: Muestra la vista general</text:p>
      <text:p text:style-name="P1">Prioridad: Alta</text:p>
      <text:p text:style-name="P1">Como usuario logueado</text:p>
      <text:p text:style-name="P1">Quiero ingresar a la vista general</text:p>
      <text:p text:style-name="P1">Y ver el botón al ABM datos personales de usuario</text:p>
      <text:p text:style-name="P1">Y ver el botón al ABM acerca del usuario</text:p>
      <text:p text:style-name="P1">Y ver el botón al ABM habilidades blandas</text:p>
      <text:p text:style-name="P1">Y ver el botón al ABM habilidades técnicas </text:p>
      <text:p text:style-name="P1"><text:soft-page-break/>Y ver el botón al ABM habilidades futuras</text:p>
      <text:p text:style-name="P1">Y ver el botón al ABM Logros</text:p>
      <text:p text:style-name="P1">Y ver el botón al ABM Metas</text:p>
      <text:p text:style-name="P1">Y ver el botón al ABM Estudios</text:p>
      <text:p text:style-name="P1">Y ver el botón al ABM lenguajes</text:p>
      <text:p text:style-name="P1">Y ver el botón al ABM Proyectos</text:p>
      <text:p text:style-name="P1">Y ver el botón al ABM Experiencias laborales</text:p>
      <text:p text:style-name="P1">Y ver el botón al ABM composición de curriculum nuevo</text:p>
      <text:p text:style-name="P1">Y ver el botón al los ABMs de composición de curriculum ya hechos si existen</text:p>
      <text:p text:style-name="P1">Entonces soy redireccionado al loguear</text:p>
      <text:p text:style-name="P1">O hago click en el logo</text:p>
      <text:p text:style-name="P1">O hago click en el Home</text:p>
      <text:p text:style-name="P1">E ingreso a la vista general </text:p>
      <text:p text:style-name="P1"/>
      <text:p text:style-name="P1">ABM datos personales de usuario</text:p>
      <text:p text:style-name="P1">Descripción: muestra una pagina con un formulario para cargar, editar o eliminar los datos personales del usuario.</text:p>
      <text:p text:style-name="P1">Prioridad: Alta</text:p>
      <text:p text:style-name="P1">Campos:</text:p>
      <text:p text:style-name="P2"><text:span text:style-name="T2">I</text:span>dentificador de datos personales*</text:p>
      <text:p text:style-name="P1">Nombre*</text:p>
      <text:p text:style-name="P1">Apellido*</text:p>
      <text:p text:style-name="P1">Dirección de email*</text:p>
      <text:p text:style-name="P1"><text:span text:style-name="T2">T</text:span>eléfono</text:p>
      <text:p text:style-name="P1">Vínculos a webs/redes</text:p>
      <text:p text:style-name="P1"><text:span text:style-name="T2">L</text:span>icencias</text:p>
      <text:p text:style-name="P1"><text:span text:style-name="T2">D</text:span>isponibilidad laboral</text:p>
      <text:p text:style-name="P1"><text:span text:style-name="T2">P</text:span>resencialidad</text:p>
      <text:p text:style-name="P1"><text:span text:style-name="T2">R</text:span>elocalización</text:p>
      <text:p text:style-name="P1">Estado civil</text:p>
      <text:p text:style-name="P1"><text:span text:style-name="T2">F</text:span>echa de nacimiento</text:p>
      <text:p text:style-name="P1"><text:span text:style-name="T2">N</text:span>acionalidad</text:p>
      <text:p text:style-name="P1"><text:span text:style-name="T2">L</text:span>ugar de residencia*</text:p>
      <text:p text:style-name="P1"/>
      <text:p text:style-name="P1">Como usuario logueado</text:p>
      <text:p text:style-name="P1">Quiero crear datos personales del usuario</text:p>
      <text:p text:style-name="P1">Entonces hago click en el botón “<text:span text:style-name="T2">D</text:span>atos personales”</text:p>
      <text:p text:style-name="P2">Y me sugiere datos si ya hay datos ya guardados</text:p>
      <text:p text:style-name="P1"><text:soft-page-break/>Y completo al menos los campos obligatorios</text:p>
      <text:p text:style-name="P1">Y presiono el botón “<text:span text:style-name="T2">G</text:span>uardar cambios”</text:p>
      <text:p text:style-name="P1">Y guarda los datos </text:p>
      <text:p text:style-name="P1">Y vuelvo a la vista general</text:p>
      <text:p text:style-name="P1"/>
      <text:p text:style-name="P1">Como usuario logueado</text:p>
      <text:p text:style-name="P1">Quiero modificar un item de datos personales del usuario</text:p>
      <text:p text:style-name="P1">Entonces hago click en el item “<text:span text:style-name="T2">D</text:span>atos personales” que quiero modificar</text:p>
      <text:p text:style-name="P1">Y modifico los campos sin dejar vacíos al menos los obligatorios </text:p>
      <text:p text:style-name="P1">Y presiono el botón “<text:span text:style-name="T2">M</text:span>odificar”</text:p>
      <text:p text:style-name="P1">Y se modifican los datos </text:p>
      <text:p text:style-name="P1">Y vuelvo a la vista general</text:p>
      <text:p text:style-name="P1"/>
      <text:p text:style-name="P1">Como usuario logueado</text:p>
      <text:p text:style-name="P1">Quiero dar de baja un item de datos personales del usuario</text:p>
      <text:p text:style-name="P1">Entonces hago click en el item “<text:span text:style-name="T2">D</text:span>atos personales” que quiero dar de baja</text:p>
      <text:p text:style-name="P1">Y hago click en “borrar datos” </text:p>
      <text:p text:style-name="P1">Y se elimina el item</text:p>
      <text:p text:style-name="P1">Y vuelvo a la vista general</text:p>
      <text:p text:style-name="P1"/>
      <text:p text:style-name="P1">ABM acerca del usuario</text:p>
      <text:p text:style-name="P2">Descripción: Muestra un formulario para cargar, editar o eliminar breves descripciones del usuario para distintos fines.</text:p>
      <text:p text:style-name="P2">Prioridad: Alta</text:p>
      <text:p text:style-name="P2">Campos:</text:p>
      <text:p text:style-name="P6">Identificador de la descripción*</text:p>
      <text:p text:style-name="P6"><text:span text:style-name="T2">D</text:span>escripción*</text:p>
      <text:p text:style-name="P2"/>
      <text:p text:style-name="P2"/>
      <text:p text:style-name="P8">Alta:</text:p>
      <text:p text:style-name="P2">Como usuario logueado</text:p>
      <text:p text:style-name="P2">Quiero dar de alta una nueva descripción </text:p>
      <text:p text:style-name="P2">Entonces hago click en el botón “Ver descripciones”</text:p>
      <text:p text:style-name="P2">Y abre una vista con las descripciones ya guard<text:span text:style-name="T2">ad</text:span>as si existieran</text:p>
      <text:p text:style-name="P2">Y hago click en el botón “Crear descripción”</text:p>
      <text:p text:style-name="P2">Y me sugiere una descripción ya guardada</text:p>
      <text:p text:style-name="P2">Y completo al menos los campos <text:span text:style-name="T2">obligatorios</text:span></text:p>
      <text:p text:style-name="P2">Y hago click en el botón “Guardar”</text:p>
      <text:p text:style-name="P2">Y se guarda la nueva descripción </text:p>
      <text:p text:style-name="P2"><text:soft-page-break/>Y vuelve a la vista de las descripciones</text:p>
      <text:p text:style-name="P2"/>
      <text:p text:style-name="P8">Modificación:</text:p>
      <text:p text:style-name="P2">Como usuarios logueado</text:p>
      <text:p text:style-name="P2">Quiero modificar una descripción</text:p>
      <text:p text:style-name="P2">Entonces hago click en el botón “Ver descripciones”</text:p>
      <text:p text:style-name="P2">Y abre una vista con las descripciones ya guar<text:span text:style-name="T2">da</text:span>das si existieran</text:p>
      <text:p text:style-name="P2">Y hago click en una descripción si ya existiera alguna </text:p>
      <text:p text:style-name="P6">Y me muestra un formulario con la descripción</text:p>
      <text:p text:style-name="P8">Y modifico los campos que quiero editar<text:line-break/>Y hago click en el botón “Guardar”</text:p>
      <text:p text:style-name="P8">Y se guarda la descripción </text:p>
      <text:p text:style-name="P6">Y vuelve a la vista de las descripciones</text:p>
      <text:p text:style-name="P8"/>
      <text:p text:style-name="P8">Baja:</text:p>
      <text:p text:style-name="P8">Como usuarios logueado</text:p>
      <text:p text:style-name="P8">Quiero eliminar una descripción</text:p>
      <text:p text:style-name="P6">Entonces hago click en el botón “Ver descripciones”</text:p>
      <text:p text:style-name="P6">Y abre una vista con las descripciones ya guar<text:span text:style-name="T2">da</text:span>das si existieran</text:p>
      <text:p text:style-name="P6">Y hago click en una descripción si ya existiera alguna </text:p>
      <text:p text:style-name="P6">Y me muestra un formulario con la descripción</text:p>
      <text:p text:style-name="P8">Y hago click en el botón “Eliminar”</text:p>
      <text:p text:style-name="P8">Y se elimina la descripción</text:p>
      <text:p text:style-name="P6">Y vuelve a la vista de las descripciones</text:p>
      <text:p text:style-name="P6"><text:s/></text:p>
      <text:p text:style-name="P2"/>
      <text:p text:style-name="P1">ABM habilidades blandas</text:p>
      <text:p text:style-name="P1"/>
      <text:p text:style-name="P1">ABM habilidades técnicas </text:p>
      <text:p text:style-name="P1">ABM habilidades futuras</text:p>
      <text:p text:style-name="P1">ABM Logros</text:p>
      <text:p text:style-name="P1">ABM Metas</text:p>
      <text:p text:style-name="P1">ABM Estudios</text:p>
      <text:p text:style-name="P1">ABM lenguajes</text:p>
      <text:p text:style-name="P1">ABM Proyectos</text:p>
      <text:p text:style-name="P1">ABM Experiencias laborales</text:p>
      <text:p text:style-name="P1">ABM composición de curriculu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4T20:45:56.422000000</meta:creation-date>
    <dc:date>2023-05-31T20:41:19.848000000</dc:date>
    <meta:editing-duration>PT8H11M8S</meta:editing-duration>
    <meta:editing-cycles>3</meta:editing-cycles>
    <meta:generator>LibreOffice/7.5.2.2$Windows_X86_64 LibreOffice_project/53bb9681a964705cf672590721dbc85eb4d0c3a2</meta:generator>
    <meta:document-statistic meta:table-count="0" meta:image-count="0" meta:object-count="0" meta:page-count="5" meta:paragraph-count="167" meta:word-count="931" meta:character-count="5427" meta:non-whitespace-character-count="4654"/>
  </office:meta>
</office:document-meta>
</file>